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egoe UI Emoji', 'Segoe UI 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1563in" fo:margin-bottom="0.1563in" style:contextual-spacing="false" style:line-height-at-least="0.2602in" fo:text-indent="0in" style:auto-text-indent="false"/>
    </style:style>
    <style:style style:name="P2" style:family="paragraph" style:parent-style-name="Heading_20_2">
      <style:text-properties fo:font-variant="normal" fo:text-transform="none" fo:color="#333333" style:font-name="Helvetica" fo:letter-spacing="normal" fo:font-style="normal" fo:font-weight="bold"/>
    </style:style>
    <style:style style:name="T1" style:family="text">
      <style:text-properties fo:font-variant="normal" fo:text-transform="none" fo:color="#333333" style:font-name="Helvetica" fo:font-size="11.25pt" fo:letter-spacing="normal" fo:font-style="normal" fo:font-weight="bold"/>
    </style:style>
    <style:style style:name="T2" style:family="text">
      <style:text-properties fo:font-variant="normal" fo:text-transform="none" fo:color="#333333" style:font-name="Helvetica" fo:font-size="11.25pt" fo:letter-spacing="normal" fo:font-style="normal" fo:font-weight="normal"/>
    </style:style>
    <style:style style:name="T3" style:family="text">
      <style:text-properties fo:font-variant="normal" fo:text-transform="none" fo:color="#333333" style:text-line-through-style="solid" style:font-name="Helvetica" fo:font-size="11.25pt" fo:letter-spacing="normal" fo:font-style="normal" fo:font-weight="bold"/>
    </style:style>
    <style:style style:name="T4" style:family="text">
      <style:text-properties fo:font-variant="normal" fo:text-transform="none" fo:color="#333333" style:text-line-through-style="solid" style:font-name="Helvetica" fo:font-size="11.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Numbers</text:h>
      <text:p text:style-name="P1"><text:span text:style-name="Strong_20_Emphasis"><text:span text:style-name="T3">Find PI to the Nth Digit</text:span></text:span><text:span text:style-name="T4"> - Enter a number and have the program generate PI up to that many decimal places. Keep a limit to how far the program will go.</text:span></text:p>
      <text:p text:style-name="P1"><text:span text:style-name="Strong_20_Emphasis"><text:span text:style-name="T3">Fibonacci Sequence</text:span></text:span><text:span text:style-name="T4"> - Enter a number and have the program generate the Fibonacci sequence to that number or to the Nth number.</text:span></text:p>
      <text:p text:style-name="P1"><text:span text:style-name="Strong_20_Emphasis"><text:span text:style-name="T3">Prime Factorization</text:span></text:span><text:span text:style-name="T4"> - Have the user enter a number and find all Prime Factors (if there are any) and display them.</text:span></text:p>
      <text:p text:style-name="P1"><text:span text:style-name="Strong_20_Emphasis"><text:span text:style-name="T3">Next Prime Number</text:span></text:span><text:span text:style-name="T4"> - Have the program find prime numbers until the user chooses to stop asking for the next one.</text:span></text:p>
      <text:p text:style-name="P1"><text:span text:style-name="Strong_20_Emphasis"><text:span text:style-name="T3">Find Cost of Tile to Cover W x H Floor</text:span></text:span><text:span text:style-name="T4"> - Calculate the total cost of tile it would take to cover a floor plan of width and height, using a cost entered by the user.</text:span></text:p>
      <text:p text:style-name="P1"><text:span text:style-name="Strong_20_Emphasis"><text:span text:style-name="T3">Mortgage Calculator</text:span></text:span><text:span text:style-name="T4"> - Calculate the monthly payments of a fixed term mortgage over given Nth terms at a given interest rate. Also figure out how long it will take the user to pay back the loan.</text:span></text:p>
      <text:p text:style-name="P1"><text:span text:style-name="Strong_20_Emphasis"><text:span text:style-name="T3">Change Return Program</text:span></text:span><text:span text:style-name="T4"> - The user enters a cost and then the amount of money given. The program will figure out the change and the number of quarters, dimes, nickels, pennies needed for the change.</text:span></text:p>
      <text:p text:style-name="P1"><text:span text:style-name="Strong_20_Emphasis"><text:span text:style-name="T3">Binary to Decimal and Back Converter</text:span></text:span><text:span text:style-name="T4"> - Develop a converter to convert a decimal number to binary or a binary number to its decimal equivalent.</text:span></text:p>
      <text:p text:style-name="P1"><text:span text:style-name="Strong_20_Emphasis"><text:span text:style-name="T3">Calculator</text:span></text:span><text:span text:style-name="T4"> - A simple calculator to do basic operators. Make it a scientific calculator for added complexity.</text:span></text:p>
      <text:p text:style-name="P1"><text:span text:style-name="Strong_20_Emphasis"><text:span text:style-name="T1">Unit Converter (temp, currency, volume, mass and more)</text:span></text:span><text:span text:style-name="T2"> - Converts various units between one another. The user enters the type of unit being entered, the type of unit they want to convert to and then the value. The program will then make the conversion.</text:span></text:p>
      <text:p text:style-name="P1"><text:span text:style-name="Strong_20_Emphasis"><text:span text:style-name="T3">Alarm Clock</text:span></text:span><text:span text:style-name="T4"> - A simple clock where it plays a sound after X number of minutes/seconds or at a particular time.</text:span></text:p>
      <text:p text:style-name="P1"><text:soft-page-break/><text:span text:style-name="Strong_20_Emphasis"><text:span text:style-name="T1">Distance Between Two Cities</text:span></text:span><text:span text:style-name="T2"> - Calculates the distance between two cities and allows the user to specify a unit of distance. This program may require finding coordinates for the cities like latitude and longitude.</text:span></text:p>
      <text:p text:style-name="P1"><text:span text:style-name="Strong_20_Emphasis"><text:span text:style-name="T3">Credit Card Validator</text:span></text:span><text:span text:style-name="T4"> - Takes in a credit card number from a common credit card vendor (Visa, MasterCard, American Express, Discoverer) and validates it to make sure that it is a valid number (look into how credit cards use a checksum).</text:span></text:p>
      <text:p text:style-name="P1"><text:span text:style-name="Strong_20_Emphasis"><text:span text:style-name="T3">Tax Calculator</text:span></text:span><text:span text:style-name="T4"> - Asks the user to enter a cost and either a country or state tax. It then returns the tax plus the total cost with tax.</text:span></text:p>
      <text:p text:style-name="P1"><text:span text:style-name="Strong_20_Emphasis"><text:span text:style-name="T1">Factorial Finder</text:span></text:span><text:span text:style-name="T2"> - The Factorial of a positive integer, n, is defined as the product of the sequence n, n-1, n-2, ...1 and the factorial of zero, 0, is defined as being 1. Solve this using both loops and recursion.</text:span></text:p>
      <text:p text:style-name="P1"><text:span text:style-name="Strong_20_Emphasis"><text:span text:style-name="T1">Complex Number Algebra</text:span></text:span><text:span text:style-name="T2"> - Show addition, multiplication, negation, and inversion of complex numbers in separate functions. (Subtraction and division operations can be made with pairs of these operations.) Print the results for each operation tested.</text:span></text:p>
      <text:p text:style-name="P1"><text:span text:style-name="Strong_20_Emphasis"><text:span text:style-name="T1">Happy Numbers</text:span></text:span><text:span text:style-name="T2"> - A happy number is defined by the following process. Starting with any positive integer, replace the number by the sum of the squares of its digits, and repeat the process until the number equals 1 (where it will stay), or it loops endlessly in a cycle which does not include 1. Those numbers for which this process ends in 1 are happy numbers, while those that do not end in 1 are unhappy numbers. Display an example of your output here. Find first 8 happy numbers.</text:span></text:p>
      <text:p text:style-name="P1"><text:span text:style-name="Strong_20_Emphasis"><text:span text:style-name="T1">Number Names</text:span></text:span><text:span text:style-name="T2"> - Show how to spell out a number in English. You can use a preexisting implementation or roll your own, but you should support inputs up to at least one million (or the maximum value of your language's default bounded integer type, if that's less). </text:span><text:span text:style-name="Emphasis"><text:span text:style-name="T2">Optional: Support for inputs other than positive integers (like zero, negative integers, and floating-point numbers).</text:span></text:span></text:p>
      <text:p text:style-name="P1"><text:span text:style-name="Strong_20_Emphasis"><text:span text:style-name="T1">Coin Flip Simulation</text:span></text:span><text:span text:style-name="T2"> - Write some code that simulates flipping a single coin however many times the user decides. The code should record the outcomes and count the number of tails and head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egoe UI Emoji', 'Segoe UI 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Pejic</meta:initial-creator>
    <meta:creation-date>2014-07-18T13:45:08</meta:creation-date>
    <dc:date>2014-07-18T13:49:52</dc:date>
    <dc:creator>Igor Pejic</dc:creator>
    <meta:editing-duration>P0D</meta:editing-duration>
    <meta:editing-cycles>1</meta:editing-cycles>
    <meta:document-statistic meta:table-count="0" meta:image-count="0" meta:object-count="0" meta:page-count="2" meta:paragraph-count="20" meta:word-count="673" meta:character-count="3769" meta:non-whitespace-character-count="3116"/>
    <meta:generator>LibreOffice/4.0.2.2$Linux_X86_64 LibreOffice_project/400m0$Build-2</meta:generator>
  </office:meta>
</office:document-meta>
</file>